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1.51mm" fo:margin-left="-13.39mm" table:align="left" style:shadow="none"/>
    </style:style>
    <style:style style:name="Table1.A" style:family="table-column">
      <style:table-column-properties style:column-width="21.96mm"/>
    </style:style>
    <style:style style:name="Table1.B" style:family="table-column">
      <style:table-column-properties style:column-width="26.19mm"/>
    </style:style>
    <style:style style:name="Table1.C" style:family="table-column">
      <style:table-column-properties style:column-width="59mm"/>
    </style:style>
    <style:style style:name="Table1.D" style:family="table-column">
      <style:table-column-properties style:column-width="28.05mm"/>
    </style:style>
    <style:style style:name="Table1.E" style:family="table-column">
      <style:table-column-properties style:column-width="15.08mm"/>
    </style:style>
    <style:style style:name="Table1.F" style:family="table-column">
      <style:table-column-properties style:column-width="13.76mm"/>
    </style:style>
    <style:style style:name="Table1.G" style:family="table-column">
      <style:table-column-properties style:column-width="37.47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1.45mm"/>
    </style:style>
    <style:style style:name="Table1.4" style:family="table-row">
      <style:table-row-properties style:min-row-height="28.54mm"/>
    </style:style>
    <style:style style:name="Table1.B10" style:family="table-cell" style:data-style-name="N2">
      <style:table-cell-properties fo:padding="0.97mm" fo:border="none"/>
    </style:style>
    <style:style style:name="Table1.E11" style:family="table-cell" style:data-style-name="N100">
      <style:table-cell-properties fo:padding="0.97mm" fo:border="none"/>
    </style:style>
    <style:style style:name="Table1.14" style:family="table-row">
      <style:table-row-properties style:min-row-height="30.04mm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41.54mm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Table_20_Contents">
      <style:text-properties style:font-name="Times New Romance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5.68mm"/>
        </style:tab-stops>
      </style:paragraph-properties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1.54mm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2" style:family="paragraph" style:parent-style-name="Table_20_Contents">
      <style:text-properties style:font-name="Times New Romance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4"/>
              <text:p text:style-name="P4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4"/>
            </table:table-cell>
            <table:covered-table-cell/>
            <table:covered-table-cell/>
            <table:table-cell table:style-name="Table1.A1" office:value-type="string">
              <text:p text:style-name="P3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4"/>
              <text:p text:style-name="P4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3"/>
            <text:p text:style-name="P12"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12"><text:span text:style-name="T1"><text:placeholder text:placeholder-type="text" text:description="o.partner_id.street">&lt;o.partner_id and o.partner_id.street or ''&gt;</text:placeholder></text:span><text:span text:style-name="T1">, </text:span><text:span text:style-name="T1"><text:placeholder text:placeholder-type="text" text:description="o.partner_id.street2">&lt;o.partner_id and o.partner_id.street2 or ''&gt;</text:placeholder></text:span><text:span text:style-name="T1">, </text:span><text:span text:style-name="T1"><text:placeholder text:placeholder-type="text" text:description="o.partner_id.city">&lt;o.partner_id and o.partner_id.city or ''&gt;</text:placeholder></text:span><text:span text:style-name="T1">, </text:span><text:span text:style-name="T1"><text:placeholder text:placeholder-type="text">&lt;o.partner_id and (o.partner_id.state_id and o.partner_id.state_id.name or '') or ''&gt;</text:placeholder></text:span><text:span text:style-name="T1">, 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, </text:span><text:span text:style-name="T1"><text:placeholder text:placeholder-type="text" text:description="o.partner_id.zip">&lt;o.partner_id.zip or ''&gt;</text:placeholder></text:span></text:p>
            <text:p text:style-name="P6"/>
          </table:table-cell>
          <table:covered-table-cell/>
          <table:covered-table-cell/>
          <table:table-cell table:style-name="Table1.A1" table:number-columns-spanned="4" office:value-type="string">
            <text:p text:style-name="P4"/>
            <text:p text:style-name="P11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  <text:p text:style-name="P6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  <text:p text:style-name="P4"><text:placeholder text:placeholder-type="text">&lt;o.cons_loca and (o.cons_loca.country_id.name).upper() or ''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3"/>
            <text:p text:style-name="P3"><text:placeholder text:placeholder-type="text">&lt;o.payment_term and o.payment_term.name or ''&gt;</text:placeholder></text:p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6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6"><text:placeholder text:placeholder-type="text">&lt;line.name or ''&gt;</text:placeholder></text:p>
          </table:table-cell>
          <table:table-cell table:style-name="Table1.A1" office:value-type="string">
            <text:p text:style-name="P10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B10" office:value-type="float" office:value="0">
            <text:p text:style-name="P1"><text:placeholder text:placeholder-type="text">&lt;line.price_subtotal or ''&gt;</text:placeholder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  <table:table-cell table:style-name="Table1.E11" table:number-columns-spanned="2" office:value-type="float" office:value="0">
            <text:p text:style-name="P2"><text:placeholder text:placeholder-type="text">&lt;round(line.freight/line.quantity,2)&gt;</text:placeholder></text:p>
            <text:p text:style-name="P7"><text:placeholder text:placeholder-type="text">&lt;o.insurance&gt;</text:placeholder></text:p>
            <text:p text:style-name="P7">0.0</text:p>
          </table:table-cell>
          <table:covered-table-cell/>
          <table:table-cell table:style-name="Table1.E11" office:value-type="float" office:value="0">
            <text:p text:style-name="P2"><text:placeholder text:placeholder-type="text">&lt;line.freight&gt;</text:placeholder></text:p>
            <text:p text:style-name="P7"><text:placeholder text:placeholder-type="text">&lt;round(o.insurance*line.quantity,2)&gt;</text:placeholder></text:p>
            <text:p text:style-name="P7">0.0</text:p>
          </table:table-cell>
        </table:table-row>
        <table:table-row>
          <table:table-cell table:style-name="Table1.A1" table:number-columns-spanned="7" office:value-type="string">
            <text:p text:style-name="P4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"/>
            <text:p text:style-name="P4"><text:placeholder text:placeholder-type="text">&lt;(amount_to_text(get_total_amount(o.invoice_line, o.insurance))).upper() or ''&gt;</text:placeholder></text:p>
            <text:p text:style-name="P4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1" table:number-columns-spanned="2" office:value-type="float" office:value="0">
            <text:p text:style-name="P6"><text:line-break/><text:placeholder text:placeholder-type="text">&lt;get_total(o.invoice_line, o.insurance)&gt;</text:placeholder></text:p>
          </table:table-cell>
          <table:covered-table-cell/>
          <table:table-cell table:style-name="Table1.E11" office:value-type="float" office:value="0">
            <text:p text:style-name="P6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A1" table:number-columns-spanned="7" office:value-type="string">
            <text:p text:style-name="P3"/>
            <text:p text:style-name="P3"/>
            <text:p text:style-name="P3"/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2-06T08:19:40</dc:date>
    <dc:creator>phung11764 </dc:creator>
    <meta:editing-duration>PT4H33M35S</meta:editing-duration>
    <meta:editing-cycles>87</meta:editing-cycles>
    <meta:generator>LibreOffice/3.5$Linux_X86_64 LibreOffice_project/350m1$Build-2</meta:generator>
    <meta:document-statistic meta:table-count="1" meta:image-count="0" meta:object-count="0" meta:page-count="1" meta:paragraph-count="31" meta:word-count="138" meta:character-count="1596" meta:non-whitespace-character-count="1383"/>
  </office:meta>
</office:document-meta>
</file>